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0fc" officeooo:paragraph-rsid="000590fc"/>
    </style:style>
    <style:style style:name="P2" style:family="paragraph" style:parent-style-name="Standard">
      <style:text-properties officeooo:rsid="000590fc" officeooo:paragraph-rsid="0006ae70"/>
    </style:style>
    <style:style style:name="T1" style:family="text">
      <style:text-properties officeooo:rsid="0003e43b"/>
    </style:style>
    <style:style style:name="T2" style:family="text">
      <style:text-properties officeooo:rsid="0006ae70"/>
    </style:style>
    <style:style style:name="T3" style:family="text">
      <style:text-properties officeooo:rsid="00072998"/>
    </style:style>
    <style:style style:name="T4" style:family="text">
      <style:text-properties officeooo:rsid="0007d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">NIMBEULE</text:span></text:p>
      <text:p text:style-name="Standard"/>
      <text:p text:style-name="P2">Notre projet s’appelle <text:span text:style-name="T1">NIMBEULE</text:span>(<text:span text:style-name="T2">Aide</text:span>) .</text:p>
      <text:p text:style-name="P1">Ce projet <text:span text:style-name="T4">à</text:span> pour but de répondre les <text:span text:style-name="T3">attentes</text:span> de la population dans plusieurs domaines comme :</text:p>
      <text:p text:style-name="P1"/>
      <text:p text:style-name="P1">- Électrique :</text:p>
      <text:p text:style-name="P1">- Mécanique :</text:p>
      <text:p text:style-name="P1">- Polomberie :</text:p>
      <text:p text:style-name="P1">- Menuserie :</text:p>
      <text:p text:style-name="P1">- <text:span text:style-name="T4">Sanitaire :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2:16:32.051893043</meta:creation-date>
    <dc:date>2019-04-15T11:36:13.019100078</dc:date>
    <meta:editing-duration>PT5H51M47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8" meta:character-count="274" meta:non-whitespace-character-count="178"/>
  </office:meta>
</office:document-meta>
</file>